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key concept of PFP is the fractal, the idea being that the infinite levels of complexity we see in the phenomenal world emerges from a recursive application of a very simple fractal pattern. I call this pattern the prime fractal. The prime fractal consist of three points; Consciousness, Force ,Form.</text:p>
      <text:p text:style-name="Standard">These terms are not to be understood in their usual sense and we will be redefining them to better suit or purpose of explaining this philosophy. Please watch the video on fractals in the interactive media panel and then click the button that says First Triad.</text:p>
      <text:p text:style-name="Standard"/>
      <text:p text:style-name="Standard">document.getElementById("textWidgetContent").innerHTML = "The key concept of PFP is the fractal, the idea being that the infinite levels of complexity we see in the phenomenal world emerge from a recursive application of a very simple fractal pattern. I call this pattern the prime fractal. The prime fractal consist of three points; Consciousness, Force ,Form. These terms are not to be understood in their usual sense and we will be redefining them to better suit or purpose of explaining this philosophy. Please watch the video on fractals in the interactive media panel and then click the button that says First Tri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yant Feld</meta:initial-creator>
    <meta:creation-date>2015-10-28T23:54:34.53</meta:creation-date>
    <dc:date>2015-10-30T23:37:30.70</dc:date>
    <dc:creator>Bryant Feld</dc:creator>
    <meta:editing-duration>PT31M4S</meta:editing-duration>
    <meta:editing-cycles>2</meta:editing-cycles>
    <meta:generator>OpenOffice/4.1.1$Win32 OpenOffice.org_project/411m6$Build-9775</meta:generator>
    <meta:document-statistic meta:table-count="0" meta:image-count="0" meta:object-count="0" meta:page-count="1" meta:paragraph-count="3" meta:word-count="196" meta:character-count="1187"/>
  </office:meta>
</office:document-meta>
</file>